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7902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8681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0.5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ournament_tea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ournament_rank_id</text:p>
          </table:table-cell>
          <table:table-cell table:style-name="ce1" office:value-type="string" calcext:value-type="string">
            <text:p>team_id</text:p>
          </table:table-cell>
          <table:table-cell office:value-type="string" calcext:value-type="string">
            <text:p>team_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azuma Kids F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ally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iudad Inazum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os Alevi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orda de Friki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pón Es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os Chicos del B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stituto Umbrell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stituto Occul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stituto Wil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stituto Brai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stituto Otaku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oyal Academ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aimon 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undidores del Asfalt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ase Previa FF 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nstituto Shuriken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nstituto Farm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nstituto Kirkwood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úper Otaku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ntiguo Kirkwood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nazuma Eleven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Ultra Raimon A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Japón Oeste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hupabanquillos 1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hupabanquillos 2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hupabanquillos 3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hiquis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ase Previa FF B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undidores del Asfalto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oyal Academy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nstituto Zeus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lpino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laustro Sagrado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auxshore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ary Times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CC de Osaka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Royal Academy Redux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rvicio Secreto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Gafitas B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hupabanquillos 4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hupabanquillos 5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hupabanquillos 6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havalillas A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Ninjas a Gogó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Raimon II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Royal Claustro A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lumnos de Intercambio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Instituto Occult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Instituto Wild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Instituto Brain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Instituto Otaku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Instituto Shuriken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Instituto Farm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Instituto Kirkwood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oyal Academy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Instituto Zeus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lpino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laustro Sagrado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CC de Osaka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auxshore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ary Times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oyal Academy Redux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ervicio Secreto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Gafitas A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havalillas B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ospechosos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ngapichichis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ltrapatrulla Omega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Enmascarados A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os Payasetes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as Peques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os Cabezahuevo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Estrellas de China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os Cara Oculta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Royal Claustro A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óvenes Inazuma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ltra Zeus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lumnos de Intercambio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El Equipo Definitivo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detes Espaciales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emos Imperiales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Robots Guardias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Tormenta de Géminis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Épsilon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Épsilon Plus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Gaia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Génesis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lius A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lius B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tlético Alius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Equipo de Ensueño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olvo de Diamantes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rominence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os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ar de Árboles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Estrellas Femeninas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se Nacional FF A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Fase Nacional FF B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CC de Osaka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Neo Japón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Neo Japón Plus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ses Asiáticos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stros Asiáticos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Los Calebmaníacos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Los Impostores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Los Campeones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Los Supermachos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Los Chungoleadores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Las Guapetonas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Enmascarados Osados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Reinas del Hielo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upabanquillos 1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upabanquillos 2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upabanquillos 3</text:p>
          </table:table-cell>
          <table:table-cell table:style-name="ce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upabanquillos 4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upabanquillos 5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upabanquillos 6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quipo de Adultos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os Superadorables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os Goles Fantasma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os Caviar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os Preciosos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Gigantes Bondadosos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Horda de Frikis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quipo D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ay Dark All Stars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aimon Costaleño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lanteros Relámpagos</text:p>
          </table:table-cell>
          <table:table-cell table:style-name="ce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fensas Adamantinos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Medios Sorprendentes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Porteros Imbatibles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uardabosques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rocken Brigade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Montañeros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aimanes del Cabo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rifos de la Rosa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Los Rojos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riaturas Legendarias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Las Voces de Oro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Los Caleidoscopios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alones Ardientes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Fútbol Líquido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Leyendas de Antaño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es Africanos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es Sudamericanos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es Europeos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es Internacionales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tros del Grupo B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tros Sudamericanos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Level Flyve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es de Inazuma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Los Once de Mark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Ultra Zeus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tros del Firmamento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ar de Árboles</text:p>
          </table:table-cell>
          <table:table-cell table:style-name="ce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Los Guays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Los Cuatro Magníficos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es Asiático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Neo Raimon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stros del Grupo A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stros del Grupo B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stros Americanos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stros Europeos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stros Sudamericanos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Selección Mundial Redux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ses del Inazuma 2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a Panda de Jude</text:p>
          </table:table-cell>
          <table:table-cell table:style-name="ce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Royal Claustro A</text:p>
          </table:table-cell>
          <table:table-cell table:style-name="ce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Divinidades y Alienígenas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Jóvenes Inazuma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Instituto Zeus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Brocken Brigade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aimanes del Cabo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os Rojo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Grifos de la Rosa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irosos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dientes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Equipo Canon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Equipo Blaze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ses del Inazuma 3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ky Team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rk Team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Ángel Oscuro</text:p>
          </table:table-cell>
          <table:table-cell table:style-name="ce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Ángel Oscuro 2</text:p>
          </table:table-cell>
          <table:table-cell table:style-name="ce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elanteros Relámpagos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Medios Sorprendentes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efensas Adamantinos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Neo Royal Academy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Porteros Imbatible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CC de Osaka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Ray Dark All Star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Porteros Delanteros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Galanes Electrizantes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Chicas Explosivas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Calamidad Eleven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Los Malcarados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Maestros del Tiki-Taka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Los Elementalistas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Los Surfieras Redux</text:p>
          </table:table-cell>
          <table:table-cell table:style-name="ce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Los Caleidoscopios</text:p>
          </table:table-cell>
          <table:table-cell table:style-name="ce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Gigantes Bondadosos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Hermanos del Regate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stros del Firmamento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Los Guay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Pingüinos Emperadore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Los Cuatro Magnífico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Campeones de 2010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stros del Grupo A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stros del Grupo B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stros Americanos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stros Europeos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ses Africanos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ses Sudamericanos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ses Europeos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ses Internacionales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elección Nacional A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elección Nacional B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quipo Canon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Chicharros en Familia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Los Especialista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Caja de Sorpresa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elección Mundial Redux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Porteros Delanteros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Galanes Electrizantes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Chicas Explosivas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irosos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Guardabosques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dientes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Montañeros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Los Surfieras Redux</text:p>
          </table:table-cell>
          <table:table-cell table:style-name="ce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Los Caviar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stros del Firmamento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Campeones de 2010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Level Flyve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Los Guay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Los Malcarado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Pingüinos Emperadore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Los Cuatro Magnífico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ntisca Explosiva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Ángel Oscuro 2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Equipo Celestial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Ángeles del Caos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Rayo de Fuego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Tormenta de Géminis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Épsilon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aia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énesis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ky Team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Dark Team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Equipo de Ensueño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Equipo Ogro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Mega Inazuma Eleven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Divinidades y Alienígenas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Ángel Oscuro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 table:number-rows-repeated="104831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ournament_drop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row table:style-name="ro1">
          <table:table-cell office:value-type="string" calcext:value-type="string">
            <text:p>tournament_rank_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selection_rate </text:p>
          </table:table-cell>
          <table:table-cell table:style-name="Default" office:value-type="string" calcext:value-type="string">
            <text:p>drop_rate</text:p>
          </table:table-cell>
          <table:table-cell table:style-name="Default" office:value-type="string" calcext:value-type="string">
            <text:p>no_recover_rat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ペシャルドリンク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アローシューズ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じょうねつミサンガ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ジグザグフレイム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ドッペルゲンガー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ジグザグスパーク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ひとりワンツー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ねっけつヘッド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スワンダイブ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ドラゴントルネード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ドラゴングランド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サイコショット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なまける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古びたピンバッチ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けいけん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ゆうじょうＰ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スペシャルドリンク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ニンジャスパイク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炎のミサンガ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せんぷうじん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ホーントレイン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ドッグラン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どくぎりのじゅつ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シュートポケット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キラーブレード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ガンショット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スリングショット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ローリングキック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がくしゅう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古びたピンバッチ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けいけん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ねっけつＰ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スペシャルドリンク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帝国スパイク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ももいろミサンガ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デュアルストーム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クイックドロウ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ならくおとし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ダッシュアクセル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スラッシュネイル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ねっけつパンチ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トライアングルＺ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ディバインアロー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すいせいシュート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なまける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古びたピンバッチ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けいけんち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ゆうじょうＰ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スペシャルドリンク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ハヤブサシューズ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丈夫なミサンガ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ブロックサーカス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キラースライド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ウルトラムーン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ムーンサルト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スティンガー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ゴッドハンド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イーグルバスター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エッフェルドライブ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メテオアタック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がくしゅう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古びたピンバッチ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けいけんち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ねっけつＰ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スペシャルドリンク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あらぶるスパイク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ゆうじょうミサンガ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シューティングスター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フェイクボンバー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ライアーショット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ヒートタックル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ニードルハンマー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トルネードキャッチ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エッフェルドライブ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パラディンストライク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ひゃくれつショット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イケイケ！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古びたピンバッチ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けいけんち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ゆうじょうＰ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スペシャルフレーバー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しゃくねつスパイク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おしゃれミサンガ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アイアンウォール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フォトンフ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マタドールフェイント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プリマドンナ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つなみウォール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ワイルドクロー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こうていペンギン1ごう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オーディンソード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ローズスプラッシュ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イカサマ！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古びたピンバッチ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けいけんち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ねっけつＰ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スペシャルフレーバー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サンダースパイク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マッスルミサンガ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さばきのてっつい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アイスグランド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ダッシュストーム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シザース・ボム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カポエィラスナッチ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ブラックホール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オーディンソード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エクスカリバー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バックトルネード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リカバリー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古びたピンバッチ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けいけんち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ゆうじょうＰ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スペシャルフレーバー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ふくしゅうのスパイク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勝利のミサンガ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ノーエスケイプ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ブレードアタック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ぶんしんフェイント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オーロラドリブル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カポエィラスナッチ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ダークマター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Ｘブラスト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イケメンUP！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おいろけUP！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力のペンダント銀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古びたピンバッチ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けいけんち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ねっけつＰ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スペシャルフレーバー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エンパイアシューズ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だいちのミサンガ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プラネットシールド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バーバリアンのたて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デュアルパス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ぶんしんフェイント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ビーストファング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ヘブンドライブ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ジ・アース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おいろけUP！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イケメンUP！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守りのペンダント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古びたピンバッチ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けいけんち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ゆうじょうＰ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ラーメ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バファナシューズ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熱血ミサンガ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ザ・マウンテン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バーバリアンのたて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デュアルパス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エンゼルボール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ビーストファング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ジ・エンド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アトミックフレア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ふっかつ！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やくびょうがみ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力のペンダント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けいけんち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けいけんち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ねっけつＰ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ラーメン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やぼうのスパイク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きぼうのミサンガ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バーバリアンのたて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エンゼルボール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スーパーエラシコ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ジ・エンド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ゴッドキャッチ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ファイアブリザード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ファイアブリザード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クリティカル！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ラッキー！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守りのペンダント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けいけんち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けいけんち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ゆうじょうＰ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ごくじょうのおでん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こんとんのスパイク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幸せのミサンガ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ハーヴェスト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パーフェクト・タワー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スーパーエラシコ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エアライド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ホーリーゾーン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ノーザンインパクト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セツヤク！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みんなイケイケ！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ネバーギブアップ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守りのペンダント金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けいけんち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けいけんち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ねっけつＰ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ごくじょうのおでん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コトアールシューズ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いこくのミサンガ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パーフェクト・タワー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エアライド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ゴッドキャッチ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ホーリーゾーン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クロスファイア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クロスファイア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こんしん！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ネバーギブアップ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オフェンスフォース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力のペンダント金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守りのペンダント金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けいけんち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ゆうじょうＰ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ごくじょうのおでん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オルフェウスシューズ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コスモミサンガ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ボディシールド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かごめかごめ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ジ・イカロス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キラーフィールズ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タマシイ・ザ・ハンド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グランドファイア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むぞくせい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こんしん！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ディフェンスフォース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力のペンダント金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守りのペンダント金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けいけんち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ねっけつＰ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ごくじょうのおでん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でんせつのスパイク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イナズマミサンガ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かごめかごめ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ハリケーンアロー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キラーフィールズ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ブーストグライダー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オメガ・ザ・ハンド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プライムレジェンド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ぞくせいきょうか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むぞくせい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シュートフォース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力のペンダント金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守りのペンダント金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けいけんち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ゆうじょうＰ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ごくじょうのおでん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イナズマスパイク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さいきょうミサンガ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ハリケーンアロー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ブーストグライダー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ハイボルテージ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オメガ・ザ・ハンド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プライムレジェンド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グランドファイア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ちょうわざ！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ぞくせいきょうか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スピードフォース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力のペンダント金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守りのペンダント金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けいけん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ねっけつＰ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2:46:39.043371497</meta:creation-date>
    <dc:date>2024-04-29T17:31:14.402997224</dc:date>
    <meta:editing-duration>PT33M43S</meta:editing-duration>
    <meta:editing-cycles>7</meta:editing-cycles>
    <meta:generator>LibreOffice/7.3.7.2$Linux_X86_64 LibreOffice_project/30$Build-2</meta:generator>
    <meta:document-statistic meta:table-count="2" meta:cell-count="2145" meta:object-count="0"/>
  </office:meta>
</office:document-meta>
</file>